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b5e5c" officeooo:paragraph-rsid="000b5e5c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0b5e5c"/>
    </style:style>
    <style:style style:name="P3" style:family="paragraph" style:parent-style-name="Standard">
      <style:text-properties fo:font-weight="bold" officeooo:rsid="000b5e5c" officeooo:paragraph-rsid="000b5e5c" style:font-weight-asian="bold" style:font-weight-complex="bold"/>
    </style:style>
    <style:style style:name="P4" style:family="paragraph" style:parent-style-name="Standard">
      <style:text-properties fo:font-weight="bold" officeooo:paragraph-rsid="000b5e5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SSIGN MUX</text:p>
      <text:p text:style-name="Standard"/>
      <text:p text:style-name="Standard">=== sixteento1 ===</text:p>
      <text:p text:style-name="Standard"/>
      <text:p text:style-name="Standard"><text:s text:c="3"/>Number of wires: <text:s text:c="16"/>19</text:p>
      <text:p text:style-name="Standard"><text:s text:c="3"/>Number of wire bits: <text:s text:c="12"/>60</text:p>
      <text:p text:style-name="Standard"><text:s text:c="3"/>Number of public wires: <text:s text:c="9"/>19</text:p>
      <text:p text:style-name="Standard"><text:s text:c="3"/>Number of public wire bits: <text:s text:c="5"/>60</text:p>
      <text:p text:style-name="Standard"><text:s text:c="3"/>Number of memories: <text:s text:c="14"/>0</text:p>
      <text:p text:style-name="Standard"><text:s text:c="3"/>Number of memory bits: <text:s text:c="11"/>0</text:p>
      <text:p text:style-name="Standard"><text:s text:c="3"/>Number of processes: <text:s text:c="13"/>0</text:p>
      <text:p text:style-name="Standard"><text:s text:c="3"/>Number of cells: <text:s text:c="17"/>5</text:p>
      <text:p text:style-name="Standard"><text:s text:c="5"/>$shiftx <text:s text:c="24"/>5</text:p>
      <text:p text:style-name="Standard"/>
      <text:p text:style-name="P3">CASE MUX</text:p>
      <text:p text:style-name="Standard"/>
      <text:p text:style-name="P2">=== sixteento1 ===</text:p>
      <text:p text:style-name="P2"/>
      <text:p text:style-name="P2"><text:s text:c="3"/>Number of wires: <text:s text:c="16"/>27</text:p>
      <text:p text:style-name="P2"><text:s text:c="3"/>Number of wire bits: <text:s text:c="12"/>68</text:p>
      <text:p text:style-name="P2"><text:s text:c="3"/>Number of public wires: <text:s text:c="9"/>19</text:p>
      <text:p text:style-name="P2"><text:s text:c="3"/>Number of public wire bits: <text:s text:c="5"/>60</text:p>
      <text:p text:style-name="P2"><text:s text:c="3"/>Number of memories: <text:s text:c="14"/>0</text:p>
      <text:p text:style-name="P2"><text:s text:c="3"/>Number of memory bits: <text:s text:c="11"/>0</text:p>
      <text:p text:style-name="P2"><text:s text:c="3"/>Number of processes: <text:s text:c="13"/>0</text:p>
      <text:p text:style-name="P2"><text:s text:c="3"/>Number of cells: <text:s text:c="16"/>13</text:p>
      <text:p text:style-name="P2"><text:s text:c="5"/>$eq <text:s text:c="28"/>6</text:p>
      <text:p text:style-name="P2"><text:s text:c="5"/>$logic_not <text:s text:c="21"/>2</text:p>
      <text:p text:style-name="P2"><text:s text:c="5"/>$pmux <text:s text:c="26"/>5</text:p>
      <text:p text:style-name="P4"/>
      <text:p text:style-name="P3">IF MUX</text:p>
      <text:p text:style-name="P3"/>
      <text:p text:style-name="P2">=== sixteento1 ===</text:p>
      <text:p text:style-name="P2"/>
      <text:p text:style-name="P2"><text:s text:c="3"/>Number of wires: <text:s text:c="16"/>70</text:p>
      <text:p text:style-name="P2"><text:s text:c="3"/>Number of wire bits: <text:s text:c="11"/>111</text:p>
      <text:p text:style-name="P2"><text:s text:c="3"/>Number of public wires: <text:s text:c="9"/>19</text:p>
      <text:p text:style-name="P2"><text:s text:c="3"/>Number of public wire bits: <text:s text:c="5"/>60</text:p>
      <text:p text:style-name="P2"><text:s text:c="3"/>Number of memories: <text:s text:c="14"/>0</text:p>
      <text:p text:style-name="P2"><text:s text:c="3"/>Number of memory bits: <text:s text:c="11"/>0</text:p>
      <text:p text:style-name="P2"><text:s text:c="3"/>Number of processes: <text:s text:c="13"/>0</text:p>
      <text:p text:style-name="P2"><text:s text:c="3"/>Number of cells: <text:s text:c="16"/>56</text:p>
      <text:p text:style-name="P2"><text:s text:c="5"/>$and <text:s text:c="26"/>18</text:p>
      <text:p text:style-name="P2"><text:s text:c="5"/>$dlatch <text:s text:c="24"/>5</text:p>
      <text:p text:style-name="P2"><text:s text:c="5"/>$eq <text:s text:c="28"/>6</text:p>
      <text:p text:style-name="P2"><text:s text:c="5"/>$logic_not <text:s text:c="21"/>2</text:p>
      <text:p text:style-name="P2"><text:s text:c="5"/>$mux <text:s text:c="26"/>15</text:p>
      <text:p text:style-name="P3"><text:s text:c="5"/>$not <text:s text:c="26"/>1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20:58:12.528544511</meta:creation-date>
    <dc:date>2021-09-23T21:01:43.430689085</dc:date>
    <meta:editing-duration>PT3M31S</meta:editing-duration>
    <meta:editing-cycles>1</meta:editing-cycles>
    <meta:document-statistic meta:table-count="0" meta:image-count="0" meta:object-count="0" meta:page-count="1" meta:paragraph-count="40" meta:word-count="146" meta:character-count="1370" meta:non-whitespace-character-count="604"/>
    <meta:generator>LibreOffice/6.4.7.2$Linux_X86_64 LibreOffice_project/40$Build-2</meta:generator>
  </office:meta>
</office:document-meta>
</file>